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fo:background-color="#66ff00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8" table:default-cell-style-name="ce10"/>
        <table:table-column table:style-name="co1" table:number-columns-repeated="4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1"/>
          <table:table-cell table:style-name="ce4" table:number-columns-repeated="6"/>
          <table:table-cell table:style-name="ce7"/>
          <table:table-cell/>
          <table:table-cell table:style-name="ce11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CONCATENATE(&quot;B&quot;;[.K3];[.L3];[.M3];[.N3];[.O3];[.P3];[.Q3];[.R3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4];[.L4];[.M4];[.N4];[.O4];[.P4];[.Q4];[.R4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6" table:number-columns-repeated="2"/>
          <table:table-cell table:number-columns-repeated="2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5];[.L5];[.M5];[.N5];[.O5];[.P5];[.Q5];[.R5];&quot;,&quot;)" office:value-type="string" office:string-value="B00011000," calcext:value-type="string">
            <text:p>B00011000,</text:p>
          </table:table-cell>
          <table:table-cell/>
          <table:table-cell office:value-type="string" calcext:value-type="string">
            <text:p>B000110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 table:number-columns-repeated="4"/>
          <table:table-cell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6];[.L6];[.M6];[.N6];[.O6];[.P6];[.Q6];[.R6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 table:number-columns-repeated="4"/>
          <table:table-cell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7];[.L7];[.M7];[.N7];[.O7];[.P7];[.Q7];[.R7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6" table:number-columns-repeated="2"/>
          <table:table-cell table:number-columns-repeated="2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8];[.L8];[.M8];[.N8];[.O8];[.P8];[.Q8];[.R8];&quot;,&quot;)" office:value-type="string" office:string-value="B00011000," calcext:value-type="string">
            <text:p>B00011000,</text:p>
          </table:table-cell>
          <table:table-cell/>
          <table:table-cell office:value-type="string" calcext:value-type="string">
            <text:p>B00011000,</text:p>
          </table:table-cell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9];[.L9];[.M9];[.N9];[.O9];[.P9];[.Q9];[.R9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6"/>
          <table:table-cell table:style-name="ce9"/>
          <table:table-cell/>
          <table:table-cell table:style-name="ce13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CONCATENATE(&quot;B&quot;;[.K10];[.L10];[.M10];[.N10];[.O10];[.P10];[.Q10];[.R10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style-name="ce1"/>
          <table:table-cell table:style-name="ce4" table:number-columns-repeated="6"/>
          <table:table-cell table:style-name="ce7"/>
          <table:table-cell/>
          <table:table-cell table:style-name="ce11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CONCATENATE(&quot;B&quot;;[.K14];[.L14];[.M14];[.N14];[.O14];[.P14];[.Q14];[.R14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15];[.L15];[.M15];[.N15];[.O15];[.P15];[.Q15];[.R15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16];[.L16];[.M16];[.N16];[.O16];[.P16];[.Q16];[.R16];&quot;,&quot;)" office:value-type="string" office:string-value="B00100100," calcext:value-type="string">
            <text:p>B00100100,</text:p>
          </table:table-cell>
          <table:table-cell/>
          <table:table-cell office:value-type="string" calcext:value-type="string">
            <text:p>B00100100,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6" table:number-columns-repeated="2"/>
          <table:table-cell table:number-columns-repeated="2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17];[.L17];[.M17];[.N17];[.O17];[.P17];[.Q17];[.R17];&quot;,&quot;)" office:value-type="string" office:string-value="B00011000," calcext:value-type="string">
            <text:p>B00011000,</text:p>
          </table:table-cell>
          <table:table-cell/>
          <table:table-cell office:value-type="string" calcext:value-type="string">
            <text:p>B00011000,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6" table:number-columns-repeated="2"/>
          <table:table-cell table:number-columns-repeated="2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18];[.L18];[.M18];[.N18];[.O18];[.P18];[.Q18];[.R18];&quot;,&quot;)" office:value-type="string" office:string-value="B00011000," calcext:value-type="string">
            <text:p>B00011000,</text:p>
          </table:table-cell>
          <table:table-cell/>
          <table:table-cell office:value-type="string" calcext:value-type="string">
            <text:p>B000110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19];[.L19];[.M19];[.N19];[.O19];[.P19];[.Q19];[.R19];&quot;,&quot;)" office:value-type="string" office:string-value="B00100100," calcext:value-type="string">
            <text:p>B00100100,</text:p>
          </table:table-cell>
          <table:table-cell/>
          <table:table-cell office:value-type="string" calcext:value-type="string">
            <text:p>B00100100,</text:p>
          </table:table-cell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20];[.L20];[.M20];[.N20];[.O20];[.P20];[.Q20];[.R20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6"/>
          <table:table-cell table:style-name="ce9"/>
          <table:table-cell/>
          <table:table-cell table:style-name="ce13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CONCATENATE(&quot;B&quot;;[.K21];[.L21];[.M21];[.N21];[.O21];[.P21];[.Q21];[.R21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style-name="ce1"/>
          <table:table-cell table:style-name="ce4" table:number-columns-repeated="6"/>
          <table:table-cell table:style-name="ce7"/>
          <table:table-cell/>
          <table:table-cell table:style-name="ce11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CONCATENATE(&quot;B&quot;;[.K25];[.L25];[.M25];[.N25];[.O25];[.P25];[.Q25];[.R25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26];[.L26];[.M26];[.N26];[.O26];[.P26];[.Q26];[.R26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 table:number-columns-repeated="4"/>
          <table:table-cell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27];[.L27];[.M27];[.N27];[.O27];[.P27];[.Q27];[.R27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28];[.L28];[.M28];[.N28];[.O28];[.P28];[.Q28];[.R28];&quot;,&quot;)" office:value-type="string" office:string-value="B00100100," calcext:value-type="string">
            <text:p>B00100100,</text:p>
          </table:table-cell>
          <table:table-cell/>
          <table:table-cell office:value-type="string" calcext:value-type="string">
            <text:p>B00100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29];[.L29];[.M29];[.N29];[.O29];[.P29];[.Q29];[.R29];&quot;,&quot;)" office:value-type="string" office:string-value="B00100100," calcext:value-type="string">
            <text:p>B00100100,</text:p>
          </table:table-cell>
          <table:table-cell/>
          <table:table-cell office:value-type="string" calcext:value-type="string">
            <text:p>B00100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 table:number-columns-repeated="4"/>
          <table:table-cell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30];[.L30];[.M30];[.N30];[.O30];[.P30];[.Q30];[.R30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31];[.L31];[.M31];[.N31];[.O31];[.P31];[.Q31];[.R31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6"/>
          <table:table-cell table:style-name="ce9"/>
          <table:table-cell/>
          <table:table-cell table:style-name="ce13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CONCATENATE(&quot;B&quot;;[.K32];[.L32];[.M32];[.N32];[.O32];[.P32];[.Q32];[.R32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style-name="ce1"/>
          <table:table-cell table:style-name="ce4" table:number-columns-repeated="6"/>
          <table:table-cell table:style-name="ce7"/>
          <table:table-cell/>
          <table:table-cell table:style-name="ce11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CONCATENATE(&quot;B&quot;;[.K36];[.L36];[.M36];[.N36];[.O36];[.P36];[.Q36];[.R36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37];[.L37];[.M37];[.N37];[.O37];[.P37];[.Q37];[.R37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 table:number-columns-repeated="2"/>
          <table:table-cell table:number-columns-repeated="3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38];[.L38];[.M38];[.N38];[.O38];[.P38];[.Q38];[.R38];&quot;,&quot;)" office:value-type="string" office:string-value="B00110000," calcext:value-type="string">
            <text:p>B00110000,</text:p>
          </table:table-cell>
          <table:table-cell/>
          <table:table-cell office:value-type="string" calcext:value-type="string">
            <text:p>B001100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/>
          <table:table-cell table:number-columns-repeated="4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39];[.L39];[.M39];[.N39];[.O39];[.P39];[.Q39];[.R39];&quot;,&quot;)" office:value-type="string" office:string-value="B00100000," calcext:value-type="string">
            <text:p>B00100000,</text:p>
          </table:table-cell>
          <table:table-cell/>
          <table:table-cell office:value-type="string" calcext:value-type="string">
            <text:p>B00100000,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6"/>
          <table:table-cell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40];[.L40];[.M40];[.N40];[.O40];[.P40];[.Q40];[.R40];&quot;,&quot;)" office:value-type="string" office:string-value="B00000100," calcext:value-type="string">
            <text:p>B00000100,</text:p>
          </table:table-cell>
          <table:table-cell/>
          <table:table-cell office:value-type="string" calcext:value-type="string">
            <text:p>B00000100,</text:p>
          </table:table-cell>
        </table:table-row>
        <table:table-row table:style-name="ro1">
          <table:table-cell/>
          <table:table-cell table:style-name="ce2"/>
          <table:table-cell table:number-columns-repeated="3"/>
          <table:table-cell table:style-name="ce6" table:number-columns-repeated="2"/>
          <table:table-cell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41];[.L41];[.M41];[.N41];[.O41];[.P41];[.Q41];[.R41];&quot;,&quot;)" office:value-type="string" office:string-value="B00001100," calcext:value-type="string">
            <text:p>B00001100,</text:p>
          </table:table-cell>
          <table:table-cell/>
          <table:table-cell office:value-type="string" calcext:value-type="string">
            <text:p>B00001100,</text:p>
          </table:table-cell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/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&quot;B&quot;;[.K42];[.L42];[.M42];[.N42];[.O42];[.P42];[.Q42];[.R42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6"/>
          <table:table-cell table:style-name="ce9"/>
          <table:table-cell/>
          <table:table-cell table:style-name="ce13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CONCATENATE(&quot;B&quot;;[.K43];[.L43];[.M43];[.N43];[.O43];[.P43];[.Q43];[.R43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style-name="ce1"/>
          <table:table-cell table:style-name="ce4" table:number-columns-repeated="6"/>
          <table:table-cell table:style-name="ce7"/>
          <table:table-cell/>
          <table:table-cell table:style-name="ce1" office:value-type="float" office:value="0" calcext:value-type="float">
            <text:p>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&quot;B&quot;;[.K47];[.L47];[.M47];[.N47];[.O47];[.P47];[.Q47];[.R47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48];[.L48];[.M48];[.N48];[.O48];[.P48];[.Q48];[.R48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6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49];[.L49];[.M49];[.N49];[.O49];[.P49];[.Q49];[.R49];&quot;,&quot;)" office:value-type="string" office:string-value="B00000100," calcext:value-type="string">
            <text:p>B00000100,</text:p>
          </table:table-cell>
          <table:table-cell/>
          <table:table-cell office:value-type="string" calcext:value-type="string">
            <text:p>B00000100,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6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50];[.L50];[.M50];[.N50];[.O50];[.P50];[.Q50];[.R50];&quot;,&quot;)" office:value-type="string" office:string-value="B00000100," calcext:value-type="string">
            <text:p>B00000100,</text:p>
          </table:table-cell>
          <table:table-cell/>
          <table:table-cell office:value-type="string" calcext:value-type="string">
            <text:p>B00000100,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6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51];[.L51];[.M51];[.N51];[.O51];[.P51];[.Q51];[.R51];&quot;,&quot;)" office:value-type="string" office:string-value="B00000100," calcext:value-type="string">
            <text:p>B00000100,</text:p>
          </table:table-cell>
          <table:table-cell/>
          <table:table-cell office:value-type="string" calcext:value-type="string">
            <text:p>B00000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 table:number-columns-repeated="4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52];[.L52];[.M52];[.N52];[.O52];[.P52];[.Q52];[.R52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53];[.L53];[.M53];[.N53];[.O53];[.P53];[.Q53];[.R53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6"/>
          <table:table-cell table:style-name="ce9"/>
          <table:table-cell/>
          <table:table-cell table:style-name="ce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CONCATENATE(&quot;B&quot;;[.K54];[.L54];[.M54];[.N54];[.O54];[.P54];[.Q54];[.R54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style-name="ce1"/>
          <table:table-cell table:style-name="ce4" table:number-columns-repeated="6"/>
          <table:table-cell table:style-name="ce7"/>
          <table:table-cell/>
          <table:table-cell table:style-name="ce1" office:value-type="float" office:value="0" calcext:value-type="float">
            <text:p>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&quot;B&quot;;[.K58];[.L58];[.M58];[.N58];[.O58];[.P58];[.Q58];[.R58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26" table:number-columns-repeated="2"/>
          <table:table-cell table:number-columns-repeated="2"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59];[.L59];[.M59];[.N59];[.O59];[.P59];[.Q59];[.R59];&quot;,&quot;)" office:value-type="string" office:string-value="B00011000," calcext:value-type="string">
            <text:p>B00011000,</text:p>
          </table:table-cell>
          <table:table-cell/>
          <table:table-cell office:value-type="string" calcext:value-type="string">
            <text:p>B000110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26" table:number-columns-repeated="4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60];[.L60];[.M60];[.N60];[.O60];[.P60];[.Q60];[.R60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26" table:number-columns-repeated="4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61];[.L61];[.M61];[.N61];[.O61];[.P61];[.Q61];[.R61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26" table:number-columns-repeated="4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62];[.L62];[.M62];[.N62];[.O62];[.P62];[.Q62];[.R62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26" table:number-columns-repeated="4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63];[.L63];[.M63];[.N63];[.O63];[.P63];[.Q63];[.R63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26" table:number-columns-repeated="4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64];[.L64];[.M64];[.N64];[.O64];[.P64];[.Q64];[.R64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6"/>
          <table:table-cell table:style-name="ce9"/>
          <table:table-cell/>
          <table:table-cell table:style-name="ce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CONCATENATE(&quot;B&quot;;[.K65];[.L65];[.M65];[.N65];[.O65];[.P65];[.Q65];[.R65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style-name="ce1"/>
          <table:table-cell table:style-name="ce4" table:number-columns-repeated="6"/>
          <table:table-cell table:style-name="ce7"/>
          <table:table-cell/>
          <table:table-cell table:style-name="ce1" office:value-type="float" office:value="0" calcext:value-type="float">
            <text:p>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&quot;B&quot;;[.K69];[.L69];[.M69];[.N69];[.O69];[.P69];[.Q69];[.R69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6" table:number-columns-repeated="2"/>
          <table:table-cell table:number-columns-repeated="2"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70];[.L70];[.M70];[.N70];[.O70];[.P70];[.Q70];[.R70];&quot;,&quot;)" office:value-type="string" office:string-value="B00011000," calcext:value-type="string">
            <text:p>B00011000,</text:p>
          </table:table-cell>
          <table:table-cell/>
          <table:table-cell office:value-type="string" calcext:value-type="string">
            <text:p>B000110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/>
          <table:table-cell table:style-name="ce28" table:number-columns-repeated="2"/>
          <table:table-cell table:style-name="ce6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71];[.L71];[.M71];[.N71];[.O71];[.P71];[.Q71];[.R71];&quot;,&quot;)" office:value-type="string" office:string-value="B00100100," calcext:value-type="string">
            <text:p>B00100100,</text:p>
          </table:table-cell>
          <table:table-cell/>
          <table:table-cell office:value-type="string" calcext:value-type="string">
            <text:p>B00100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/>
          <table:table-cell table:style-name="ce28" table:number-columns-repeated="2"/>
          <table:table-cell table:style-name="ce6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72];[.L72];[.M72];[.N72];[.O72];[.P72];[.Q72];[.R72];&quot;,&quot;)" office:value-type="string" office:string-value="B00100100," calcext:value-type="string">
            <text:p>B00100100,</text:p>
          </table:table-cell>
          <table:table-cell/>
          <table:table-cell office:value-type="string" calcext:value-type="string">
            <text:p>B00100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/>
          <table:table-cell table:style-name="ce28" table:number-columns-repeated="2"/>
          <table:table-cell table:style-name="ce6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73];[.L73];[.M73];[.N73];[.O73];[.P73];[.Q73];[.R73];&quot;,&quot;)" office:value-type="string" office:string-value="B00100100," calcext:value-type="string">
            <text:p>B00100100,</text:p>
          </table:table-cell>
          <table:table-cell/>
          <table:table-cell office:value-type="string" calcext:value-type="string">
            <text:p>B00100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 table:number-columns-repeated="4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74];[.L74];[.M74];[.N74];[.O74];[.P74];[.Q74];[.R74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6" table:number-columns-repeated="4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75];[.L75];[.M75];[.N75];[.O75];[.P75];[.Q75];[.R75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6"/>
          <table:table-cell table:style-name="ce9"/>
          <table:table-cell/>
          <table:table-cell table:style-name="ce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CONCATENATE(&quot;B&quot;;[.K76];[.L76];[.M76];[.N76];[.O76];[.P76];[.Q76];[.R76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style-name="ce1"/>
          <table:table-cell table:style-name="ce4" table:number-columns-repeated="6"/>
          <table:table-cell table:style-name="ce7"/>
          <table:table-cell/>
          <table:table-cell table:style-name="ce1" office:value-type="float" office:value="0" calcext:value-type="float">
            <text:p>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&quot;B&quot;;[.K80];[.L80];[.M80];[.N80];[.O80];[.P80];[.Q80];[.R80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27" table:number-columns-repeated="2"/>
          <table:table-cell table:number-columns-repeated="2"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81];[.L81];[.M81];[.N81];[.O81];[.P81];[.Q81];[.R81];&quot;,&quot;)" office:value-type="string" office:string-value="B00011000," calcext:value-type="string">
            <text:p>B00011000,</text:p>
          </table:table-cell>
          <table:table-cell/>
          <table:table-cell office:value-type="string" calcext:value-type="string">
            <text:p>B000110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27"/>
          <table:table-cell table:style-name="ce28" table:number-columns-repeated="2"/>
          <table:table-cell table:style-name="ce27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82];[.L82];[.M82];[.N82];[.O82];[.P82];[.Q82];[.R82];&quot;,&quot;)" office:value-type="string" office:string-value="B00100100," calcext:value-type="string">
            <text:p>B00100100,</text:p>
          </table:table-cell>
          <table:table-cell/>
          <table:table-cell office:value-type="string" calcext:value-type="string">
            <text:p>B00100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27"/>
          <table:table-cell table:style-name="ce28" table:number-columns-repeated="2"/>
          <table:table-cell table:style-name="ce27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83];[.L83];[.M83];[.N83];[.O83];[.P83];[.Q83];[.R83];&quot;,&quot;)" office:value-type="string" office:string-value="B00100100," calcext:value-type="string">
            <text:p>B00100100,</text:p>
          </table:table-cell>
          <table:table-cell/>
          <table:table-cell office:value-type="string" calcext:value-type="string">
            <text:p>B00100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27"/>
          <table:table-cell table:style-name="ce28" table:number-columns-repeated="2"/>
          <table:table-cell table:style-name="ce27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84];[.L84];[.M84];[.N84];[.O84];[.P84];[.Q84];[.R84];&quot;,&quot;)" office:value-type="string" office:string-value="B00100100," calcext:value-type="string">
            <text:p>B00100100,</text:p>
          </table:table-cell>
          <table:table-cell/>
          <table:table-cell office:value-type="string" calcext:value-type="string">
            <text:p>B00100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27"/>
          <table:table-cell table:style-name="ce28" table:number-columns-repeated="2"/>
          <table:table-cell table:style-name="ce27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85];[.L85];[.M85];[.N85];[.O85];[.P85];[.Q85];[.R85];&quot;,&quot;)" office:value-type="string" office:string-value="B00100100," calcext:value-type="string">
            <text:p>B00100100,</text:p>
          </table:table-cell>
          <table:table-cell/>
          <table:table-cell office:value-type="string" calcext:value-type="string">
            <text:p>B00100100,</text:p>
          </table:table-cell>
        </table:table-row>
        <table:table-row table:style-name="ro1">
          <table:table-cell/>
          <table:table-cell table:style-name="ce2"/>
          <table:table-cell/>
          <table:table-cell table:style-name="ce27" table:number-columns-repeated="4"/>
          <table:table-cell/>
          <table:table-cell table:style-name="ce8"/>
          <table:table-cell/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CONCATENATE(&quot;B&quot;;[.K86];[.L86];[.M86];[.N86];[.O86];[.P86];[.Q86];[.R86];&quot;,&quot;)" office:value-type="string" office:string-value="B00111100," calcext:value-type="string">
            <text:p>B00111100,</text:p>
          </table:table-cell>
          <table:table-cell/>
          <table:table-cell office:value-type="string" calcext:value-type="string">
            <text:p>B00111100,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6"/>
          <table:table-cell table:style-name="ce9"/>
          <table:table-cell/>
          <table:table-cell table:style-name="ce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CONCATENATE(&quot;B&quot;;[.K87];[.L87];[.M87];[.N87];[.O87];[.P87];[.Q87];[.R87];&quot;,&quot;)" office:value-type="string" office:string-value="B00000000," calcext:value-type="string">
            <text:p>B00000000,</text:p>
          </table:table-cell>
          <table:table-cell/>
          <table:table-cell office:value-type="string" calcext:value-type="string">
            <text:p>B00000000,</text:p>
          </table:table-cell>
        </table:table-row>
        <table:table-row table:style-name="ro1" table:number-rows-repeated="104848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00-00-00</text:date>, <text:time style:data-style-name="N2" text:time-value="21:57:52.188485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21:58:30.352965664</meta:creation-date>
    <dc:date>2019-12-23T22:07:12.196885295</dc:date>
    <meta:editing-duration>PT11M44S</meta:editing-duration>
    <meta:editing-cycles>4</meta:editing-cycles>
    <meta:generator>LibreOffice/6.0.7.3$Linux_X86_64 LibreOffice_project/00m0$Build-3</meta:generator>
    <meta:document-statistic meta:table-count="1" meta:cell-count="640" meta:object-count="0"/>
  </office:meta>
</office:document-meta>
</file>